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9cm" fo:text-align="justify" style:justify-single-word="false">
        <style:tab-stops>
          <style:tab-stop style:position="5.054cm"/>
          <style:tab-stop style:position="7.999cm"/>
          <style:tab-stop style:position="16.886cm"/>
        </style:tab-stops>
      </style:paragraph-properties>
      <style:text-properties style:use-window-font-color="true" style:font-name="Verdana" fo:font-size="9pt" fo:font-weight="normal" style:font-size-asian="9pt" style:font-weight-asian="normal" style:font-size-complex="9pt" style:font-weight-complex="normal"/>
    </style:style>
    <style:style style:name="P2" style:family="paragraph" style:parent-style-name="Standard">
      <style:paragraph-properties style:line-height-at-least="0.3cm">
        <style:tab-stops>
          <style:tab-stop style:position="6.987cm"/>
          <style:tab-stop style:position="10.881cm"/>
        </style:tab-stops>
      </style:paragraph-properties>
      <style:text-properties style:use-window-font-color="true" style:font-name="Verdana" fo:font-size="11pt" style:font-size-asian="11pt" style:font-size-complex="11pt"/>
    </style:style>
    <style:style style:name="P3" style:family="paragraph" style:parent-style-name="Standard">
      <style:paragraph-properties style:line-height-at-least="0.3cm"/>
      <style:text-properties style:use-window-font-color="true" style:font-name="Verdana" fo:font-size="11pt" style:text-underline-style="none" style:font-size-asian="11pt" style:font-size-complex="11pt"/>
    </style:style>
    <style:style style:name="P4" style:family="paragraph" style:parent-style-name="Standard">
      <style:paragraph-properties style:line-height-at-least="0.499cm" fo:text-align="justify" style:justify-single-word="false">
        <style:tab-stops>
          <style:tab-stop style:position="16.88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5" style:family="paragraph" style:parent-style-name="Standard">
      <style:paragraph-properties style:line-height-at-least="0.499cm" fo:text-align="justify" style:justify-single-word="false">
        <style:tab-stops>
          <style:tab-stop style:position="5.054cm"/>
          <style:tab-stop style:position="7.999cm"/>
          <style:tab-stop style:position="16.88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" style:family="paragraph" style:parent-style-name="Standard">
      <style:paragraph-properties style:line-height-at-least="0.499cm" fo:text-align="justify" style:justify-single-word="false">
        <style:tab-stops>
          <style:tab-stop style:position="5.054cm"/>
          <style:tab-stop style:position="7.999cm"/>
          <style:tab-stop style:position="16.88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7" style:family="paragraph" style:parent-style-name="Standard">
      <style:paragraph-properties style:line-height-at-least="0.499cm" fo:text-align="justify" style:justify-single-word="false">
        <style:tab-stops>
          <style:tab-stop style:position="16.886cm"/>
        </style:tab-stops>
      </style:paragraph-properties>
    </style:style>
    <style:style style:name="P8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9.781cm"/>
          <style:tab-stop style:position="16.946cm"/>
        </style:tab-stops>
      </style:paragraph-properties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P9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font-name="Verdana" fo:font-size="9pt" fo:font-weight="bold" style:font-size-asian="9pt" style:font-weight-asian="bold" style:font-size-complex="9pt" style:font-weight-complex="bold"/>
    </style:style>
    <style:style style:name="P10" style:family="paragraph" style:parent-style-name="Text_20_body">
      <style:paragraph-properties fo:margin-left="1.251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ext_20_body"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12" style:family="paragraph" style:parent-style-name="Marcador3">
      <style:text-properties style:use-window-font-color="true" style:font-name="Verdana" fo:font-size="10pt" style:font-size-asian="10pt" style:font-size-complex="10pt"/>
    </style:style>
    <style:style style:name="P13" style:family="paragraph" style:parent-style-name="Marcador3">
      <style:text-properties style:use-window-font-color="true" style:font-name="Verdana" fo:font-size="12pt" style:font-size-asian="12pt" style:font-size-complex="12pt"/>
    </style:style>
    <style:style style:name="P14" style:family="paragraph" style:parent-style-name="Marcador3">
      <style:paragraph-properties fo:text-align="end" style:justify-single-word="false"/>
      <style:text-properties style:use-window-font-color="true" style:font-name="IDAutomationHC39M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8.749cm"/>
          <style:tab-stop style:position="16.946cm"/>
        </style:tab-stops>
      </style:paragraph-properties>
      <style:text-properties style:use-window-font-color="true" style:font-name="Times New Roman" fo:font-size="11pt" fo:font-weight="bold" style:font-size-asian="11pt" style:font-weight-asian="bold" style:font-size-complex="11pt"/>
    </style:style>
    <style:style style:name="P16" style:family="paragraph" style:parent-style-name="Standard" style:list-style-name="L1">
      <style:paragraph-properties style:line-height-at-least="0.499cm" fo:text-align="justify" style:justify-single-word="false">
        <style:tab-stops>
          <style:tab-stop style:position="5.054cm"/>
          <style:tab-stop style:position="5.5cm"/>
          <style:tab-stop style:position="7.999cm"/>
          <style:tab-stop style:position="16.88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 style:list-style-name="L1">
      <style:paragraph-properties style:line-height-at-least="0.499cm" fo:text-align="justify" style:justify-single-word="false">
        <style:tab-stops>
          <style:tab-stop style:position="5.054cm"/>
          <style:tab-stop style:position="7.999cm"/>
          <style:tab-stop style:position="16.886cm"/>
        </style:tab-stops>
      </style:paragraph-properties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Heading_20_3">
      <style:paragraph-properties style:line-height-at-least="0.3cm"/>
      <style:text-properties style:use-window-font-color="true" style:font-name="Verdana"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line-through-style="none" style:font-name="Verdana" fo:font-size="9pt" fo:language="es" fo:country="E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style:use-window-font-color="true" style:text-line-through-style="none" style:font-name="Verdana" fo:font-size="9pt" fo:language="es" fo:country="ES" fo:font-style="normal" style:text-underline-style="none" fo:font-weight="bold" fo:background-color="transparent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style:use-window-font-color="true" style:text-line-through-style="none" style:font-name="Verdana" fo:font-size="9pt" fo:language="es" fo:country="ES" fo:font-style="normal" style:text-underline-style="none" fo:font-weight="bold" fo:background-color="transparent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style:use-window-font-color="true" style:text-line-through-style="none" style:font-name="Verdana" fo:font-size="10pt" fo:language="es" fo:country="ES" fo:font-style="normal" style:text-underline-style="none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line-through-style="non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style:use-window-font-color="true" style:text-line-through-style="solid" style:text-line-through-type="double" style:font-name="Verdana" fo:font-size="10pt" fo:language="es" fo:country="E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weight="bold" style:font-size-asian="10pt" style:font-size-complex="10pt"/>
    </style:style>
    <style:style style:name="T12" style:family="text">
      <style:text-properties style:text-line-through-style="none" fo:language="es" fo:country="ES" fo:font-style="normal" style:text-underline-style="none" fo:background-color="transparent" style:font-style-asian="normal" style:font-weight-asian="normal" style:font-style-complex="normal" style:font-weight-complex="normal"/>
    </style:style>
    <style:style style:name="T13" style:family="text">
      <style:text-properties style:text-line-through-style="solid" style:text-line-through-type="double" fo:font-size="10pt" style:font-size-asian="10pt" style:font-size-complex="10pt"/>
    </style:style>
    <text:list-style style:name="L1">
      <text:list-level-style-bullet text:level="1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0.208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1.52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2.832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4.14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5.457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6.769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8.082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9.39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0.706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onshow.numcrono2]</text:p>
      <text:p text:style-name="P13"/>
      <text:p text:style-name="P13">PODER FUERA DE REGISTRO</text:p>
      <text:p text:style-name="P12"><text:span text:style-name="T1">PARA PRESTACIONES ECONOMICAS - ESSALUD</text:span> <text:s/></text:p>
      <text:h text:style-name="P18" text:outline-level="3"/>
      <text:p text:style-name="P2"><text:tab/><text:tab/></text:p>
      <text:p text:style-name="P3"/>
      <text:p text:style-name="P4">EN LA CIUDAD DE LIMA, AL (LOS) <text:span text:style-name="T8">[onshow.emision]</text:span>, ANTE MI <text:span text:style-name="T8">[onshow.nombre_notario]</text:span>, NOTARIO DE ESTA CAPITAL.<text:span text:style-name="T13"><text:tab/></text:span><text:span text:style-name="T10"><text:tab/></text:span></text:p>
      <text:p text:style-name="P7"><text:span text:style-name="T2">COMPARECE: </text:span><text:span text:style-name="T4">[onshow.poderdante]</text:span><text:span text:style-name="T2">, IDENTIFICADO CON </text:span><text:span text:style-name="T4">[onshow.tip_doc]</text:span><text:span text:style-name="T5"> </text:span><text:span text:style-name="T6">N° </text:span><text:span text:style-name="T3">[onshow.num_doc]</text:span><text:span text:style-name="T2">, QUIEN MANIFIESTA SER DE ESTADO CIVIL </text:span><text:span text:style-name="T4">[onshow.est_civil]</text:span><text:span text:style-name="T2">, DE NACIONALIDAD </text:span><text:span text:style-name="T5">[onshow.nacionalidad]</text:span><text:span text:style-name="T2">, CON DOMICILIO REAL EN </text:span><text:span text:style-name="T4">[onshow.domicilio]</text:span><text:span text:style-name="T2">, CON CÓDIGO DE PENSIONISTA </text:span><text:span text:style-name="T3">Nº</text:span><text:bookmark text:name="GENE14131"/><text:span text:style-name="T3"> </text:span><text:span text:style-name="T4">[onshow.seguro]</text:span><text:span text:style-name="T2">.</text:span><text:span text:style-name="T7"><text:tab/></text:span><text:span text:style-name="T2"><text:tab/></text:span></text:p>
      <text:p text:style-name="P4">EL COMPARECIENTE ES MAYOR DE EDAD, INTELIGENTE EN EL IDIOMA CASTELLANO Y PROCEDE POR PROPIO DERECHO, DEJANDO CONSTANCIA YO EL NOTARIO DE HABER CUMPLIDO CON LAS PRESCRIPCIONES DE LOS ARTÍCULOS 27º AL 30º, 54º Y 55º DEL DECRETO LEY Nº 26002, ME MANIFIESTA QUE OTORGA PODER FUERA DE REGISTRO A FAVOR DE <text:span text:style-name="T8">[onshow.apoderado]</text:span><text:span text:style-name="T9">, </text:span>IDENTIFICADO CON <text:span text:style-name="T8">[onshow.tdoc_apoderado]</text:span><text:span text:style-name="T11"> </text:span><text:span text:style-name="T10">N° </text:span><text:span text:style-name="T9">[onshow.doc_apoderado]</text:span> CON DOMICILIO EN <text:span text:style-name="T8">[onshow.domi_apoderado]</text:span>.<text:span text:style-name="T13"><text:tab/></text:span><text:span text:style-name="T10"><text:tab/></text:span></text:p>
      <text:p text:style-name="P4">PARA QUE EN SU NOMBRE Y REPRESENTACIÓN, PUEDA EFECTUAR EL COBRO DE SUBSIDIOS POR :</text:p>
      <text:list xml:id="list31358481" text:style-name="L1">
        <text:list-header>
          <text:p text:style-name="P16"/>
        </text:list-header>
        <text:list-item>
          <text:p text:style-name="P16">SEPELIO <text:tab/>S/. <text:span text:style-name="T9">[onshow.sepelio]</text:span></text:p>
        </text:list-item>
        <text:list-item>
          <text:p text:style-name="P16">MATERNIDAD<text:tab/>S/. <text:span text:style-name="T9">[onshow.maternidad]</text:span></text:p>
        </text:list-item>
        <text:list-item>
          <text:p text:style-name="P17">LACTANCIA<text:tab/>S/. <text:span text:style-name="T9">[onshow.lactancia]</text:span></text:p>
        </text:list-item>
      </text:list>
      <text:p text:style-name="P6"/>
      <text:p text:style-name="P5">QUE LE CORRESPONDE Y QUE ESSALUD TIENE A SU CARGO.<text:span text:style-name="T13"><text:tab/></text:span><text:span text:style-name="T10"><text:tab/></text:span></text:p>
      <text:p text:style-name="P4">PLAZO DEL PODER <text:span text:style-name="T9">[onshow.plazo], </text:span>VENCIMIENTO DEL PODER <text:span text:style-name="T8">[onshow.vigencia_fin]</text:span><text:span text:style-name="T9">.</text:span><text:span text:style-name="T13"><text:tab/></text:span><text:span text:style-name="T10"><text:tab/></text:span></text:p>
      <text:p text:style-name="P4">ESTE PODER NO SERA RECHAZADO DE INSUFICIENTE POR NINGÚN MOTIVO, PUES ES VOLUNTAD DEL(LA) OTORGANTE CONFERIR A SU(S) APODERADO(S) LA MAS AMPLIAS FACULTADES PARA EL EJERCICIO DEL MISMO, SIN RESERVAS NI LIMITACIÓN ALGUNA.<text:span text:style-name="T13"><text:tab/></text:span><text:span text:style-name="T10"><text:tab/></text:span></text:p>
      <text:p text:style-name="P4">FORMALIZADO EL INSTRUMENTO, INSTRUÍ AL(LA) OTORGANTE DE SU CONTENIDO, RATIFICÁNDOSE EN EL PODER CONFERIDO <text:s/>Y FIRMADO ANTE MI LO QUE DOY FE.<text:span text:style-name="T13"><text:tab/></text:span><text:span text:style-name="T10"><text:tab/></text:span></text:p>
      <text:p text:style-name="P1"/>
      <text:p text:style-name="P15"/>
      <text:p text:style-name="P11"/>
      <text:p text:style-name="P11"/>
      <text:p text:style-name="P11"><text:tab/>..................................................................<text:tab/><text:tab/></text:p>
      <text:p text:style-name="P8">PODERDANTE<text:tab/>HUELLA PODERDANTE</text:p>
      <text:p text:style-name="P9"><text:span text:style-name="T12">[onshow.poderdante]</text:span><text:tab/></text:p>
      <text:p text:style-name="P10">[onshow.tip_doc] [onshow.num_doc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IDAutomationHC39M" svg:font-family="IDAutomationHC39M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Lucida Calligraphy" fo:font-size="18pt" fo:font-weight="bold" style:font-size-asian="18pt" style:font-weight-asian="bold" style:font-weight-complex="bold"/>
    </style:style>
    <style:style style:name="Marcador3" style:family="paragraph" style:parent-style-name="Heading_20_2">
      <style:text-properties style:font-name="Book Antiqua"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8pt" fo:font-weight="bold" style:font-size-asian="8pt" style:font-weight-asian="bold" style:font-weight-complex="bold"/>
    </style:style>
    <style:style style:name="Marcador2" style:family="paragraph" style:parent-style-name="Standard">
      <style:paragraph-properties>
        <style:tab-stops>
          <style:tab-stop style:position="9.001cm"/>
          <style:tab-stop style:position="15.402cm"/>
        </style:tab-stops>
      </style:paragraph-properties>
      <style:text-properties fo:font-size="9pt" fo:language="en" fo:country="US" style:font-size-asian="9pt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3M54S</meta:editing-duration>
    <meta:editing-cycles>37</meta:editing-cycles>
    <meta:generator>OpenOffice.org/3.3$Win32 OpenOffice.org_project/330m20$Build-9567</meta:generator>
    <dc:date>2013-04-04T11:27:52.34</dc:date>
    <dc:creator>aa aa</dc:creator>
    <meta:document-statistic meta:table-count="0" meta:image-count="0" meta:object-count="0" meta:page-count="1" meta:paragraph-count="19" meta:word-count="222" meta:character-count="1715"/>
    <meta:user-defined meta:name="Info 1"/>
    <meta:user-defined meta:name="Info 2"/>
    <meta:user-defined meta:name="Info 3"/>
    <meta:user-defined meta:name="Info 4"/>
  </office:meta>
</office:document-meta>
</file>